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12" officeooo:paragraph-rsid="000dd512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11c268" officeooo:paragraph-rsid="000dd512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dd1cf" officeooo:paragraph-rsid="000dd512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0dd512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dd512" officeooo:paragraph-rsid="000dd512"/>
    </style:style>
    <style:style style:name="T1" style:family="text">
      <style:text-properties officeooo:rsid="000dd512"/>
    </style:style>
    <style:style style:name="T2" style:family="text">
      <style:text-properties officeooo:rsid="000f3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Prof Pedro Lima,</text:p>
      <text:p text:style-name="P1"/>
      <text:p text:style-name="P3">I am a last year PhD student supervised by Aude Billard. <text:s/><text:span text:style-name="T1">I contact you a while back regarding advice on SLAM. </text:span>I am currently assembling the committee for my <text:span text:style-name="T2">thesis defense which will take place in late August or early September. I would like to ask if you would consider serving as an <text:s/>examiner on my committee. </text:span></text:p>
      <text:p text:style-name="P3"/>
      <text:p text:style-name="P3"><text:span text:style-name="T2">You will find the abstract of my Thesis attached in this email.</text:span></text:p>
      <text:p text:style-name="P4"/>
      <text:p text:style-name="P2">Thank you and best regards,</text:p>
      <text:p text:style-name="P2"/>
      <text:p text:style-name="P2"/>
      <text:p text:style-name="P5">Guillaume de Chambr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21:45.616365108</meta:creation-date>
    <meta:generator>LibreOffice/4.2.8.2$Linux_X86_64 LibreOffice_project/420m0$Build-2</meta:generator>
    <dc:date>2016-05-30T12:39:11.436693447</dc:date>
    <meta:editing-duration>P0D</meta:editing-duration>
    <meta:editing-cycles>1</meta:editing-cycles>
    <meta:document-statistic meta:table-count="0" meta:image-count="0" meta:object-count="0" meta:page-count="1" meta:paragraph-count="5" meta:word-count="81" meta:character-count="446" meta:non-whitespace-character-count="367"/>
  </office:meta>
</office:document-meta>
</file>